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21444" officeooo:paragraph-rsid="0065a114"/>
    </style:style>
    <style:style style:name="P2" style:family="paragraph" style:parent-style-name="Text_20_body">
      <style:text-properties fo:font-weight="normal" officeooo:rsid="00021444" officeooo:paragraph-rsid="0065a114" style:font-weight-asian="normal" style:font-weight-complex="normal"/>
    </style:style>
    <style:style style:name="P3" style:family="paragraph" style:parent-style-name="Text_20_body">
      <style:text-properties fo:font-weight="normal" officeooo:rsid="004fc674" officeooo:paragraph-rsid="0065a114" style:font-weight-asian="normal" style:font-weight-complex="normal"/>
    </style:style>
    <style:style style:name="P4" style:family="paragraph" style:parent-style-name="Text_20_body">
      <style:text-properties fo:font-weight="normal" officeooo:rsid="005385fc" officeooo:paragraph-rsid="0065a114" style:font-weight-asian="normal" style:font-weight-complex="normal"/>
    </style:style>
    <style:style style:name="P5" style:family="paragraph" style:parent-style-name="Text_20_body">
      <style:text-properties fo:font-style="normal" officeooo:rsid="0020eebf" officeooo:paragraph-rsid="0065a114" style:font-style-asian="normal" style:font-style-complex="normal"/>
    </style:style>
    <style:style style:name="P6" style:family="paragraph" style:parent-style-name="Text_20_body">
      <style:text-properties fo:font-style="normal" officeooo:rsid="0041a648" officeooo:paragraph-rsid="0065a114" style:font-style-asian="normal" style:font-style-complex="normal"/>
    </style:style>
    <style:style style:name="P7" style:family="paragraph" style:parent-style-name="Text_20_body">
      <style:text-properties fo:font-style="normal" officeooo:rsid="0056eb34" officeooo:paragraph-rsid="0065a114" style:font-style-asian="normal" style:font-style-complex="normal"/>
    </style:style>
    <style:style style:name="P8" style:family="paragraph" style:parent-style-name="Text_20_body">
      <style:text-properties fo:font-style="normal" officeooo:rsid="00576dfe" officeooo:paragraph-rsid="0065a114" style:font-style-asian="normal" style:font-style-complex="normal"/>
    </style:style>
    <style:style style:name="P9" style:family="paragraph" style:parent-style-name="Text_20_body">
      <style:text-properties fo:font-style="normal" fo:font-weight="normal" officeooo:rsid="0020eebf" officeooo:paragraph-rsid="0065a114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font-style="normal" fo:font-weight="normal" officeooo:rsid="005caa4e" officeooo:paragraph-rsid="0065a114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officeooo:rsid="0045b105" officeooo:paragraph-rsid="0065a114"/>
    </style:style>
    <style:style style:name="P12" style:family="paragraph" style:parent-style-name="Text_20_body">
      <style:text-properties officeooo:rsid="005503ad" officeooo:paragraph-rsid="0065a114"/>
    </style:style>
    <style:style style:name="P13" style:family="paragraph" style:parent-style-name="Text_20_body">
      <style:text-properties officeooo:rsid="0057be6f" officeooo:paragraph-rsid="0065a114"/>
    </style:style>
    <style:style style:name="P14" style:family="paragraph" style:parent-style-name="Text_20_body">
      <style:text-properties officeooo:rsid="0058ce03" officeooo:paragraph-rsid="0065a114"/>
    </style:style>
    <style:style style:name="P15" style:family="paragraph" style:parent-style-name="Text_20_body">
      <style:text-properties officeooo:rsid="005b1298" officeooo:paragraph-rsid="0065a114"/>
    </style:style>
    <style:style style:name="P16" style:family="paragraph" style:parent-style-name="Text_20_body">
      <style:text-properties officeooo:paragraph-rsid="0065a114"/>
    </style:style>
    <style:style style:name="P17" style:family="paragraph" style:parent-style-name="Preformatted_20_Text">
      <style:text-properties fo:color="#000000" style:font-name="DejaVu Sans Mono" fo:font-weight="normal" officeooo:rsid="005385fc" officeooo:paragraph-rsid="0065a114" style:font-weight-asian="normal" style:font-weight-complex="normal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weight="normal" officeooo:rsid="005385fc" officeooo:paragraph-rsid="0065a114" fo:background-color="#f7faff" style:font-weight-asian="normal" style:font-weight-complex="normal"/>
    </style:style>
    <style:style style:name="P19" style:family="paragraph" style:parent-style-name="Preformatted_20_Text">
      <style:text-properties fo:color="#000000" style:font-name="DejaVu Sans Mono" officeooo:paragraph-rsid="0065a114"/>
    </style:style>
    <style:style style:name="P2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officeooo:paragraph-rsid="0065a114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65a114" fo:background-color="#f7faff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weight="normal" officeooo:rsid="005385fc" officeooo:paragraph-rsid="0065a114" style:font-weight-asian="normal" style:font-weight-complex="normal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65a114"/>
    </style:style>
    <style:style style:name="P2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officeooo:paragraph-rsid="0065a114" fo:background-color="#f7faff"/>
    </style:style>
    <style:style style:name="P25" style:family="paragraph" style:parent-style-name="Preformatted_20_Text">
      <style:paragraph-properties fo:margin-top="0cm" fo:margin-bottom="0.499cm" loext:contextual-spacing="false"/>
      <style:text-properties fo:color="#000000" style:font-name="Liberation Serif" fo:font-style="normal" fo:font-weight="normal" officeooo:rsid="005ff50b" officeooo:paragraph-rsid="0065a114" fo:background-color="#f7faff" style:font-style-asian="normal" style:font-weight-asian="normal" style:font-style-complex="normal" style:font-weight-complex="normal"/>
    </style:style>
    <style:style style:name="P2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officeooo:paragraph-rsid="0065a114"/>
    </style:style>
    <style:style style:name="P27" style:family="paragraph" style:parent-style-name="Text_20_body">
      <style:text-properties fo:color="#000000" style:font-name="Liberation Serif" fo:font-size="12pt" fo:font-style="normal" fo:font-weight="normal" officeooo:rsid="005ff50b" officeooo:paragraph-rsid="0065a114" fo:background-color="#f7faff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Heading_20_1">
      <style:text-properties officeooo:rsid="004e8446" officeooo:paragraph-rsid="0065a114"/>
    </style:style>
    <style:style style:name="P29" style:family="paragraph" style:parent-style-name="Heading_20_1" style:list-style-name="">
      <style:text-properties officeooo:paragraph-rsid="0065a114"/>
    </style:style>
    <style:style style:name="P30" style:family="paragraph" style:parent-style-name="Heading_20_1">
      <style:paragraph-properties fo:break-before="page"/>
      <style:text-properties officeooo:rsid="005503ad" officeooo:paragraph-rsid="0065a114"/>
    </style:style>
    <style:style style:name="P31" style:family="paragraph" style:parent-style-name="Heading_20_1">
      <style:paragraph-properties fo:break-before="page"/>
      <style:text-properties officeooo:rsid="0057be6f" officeooo:paragraph-rsid="0065a114"/>
    </style:style>
    <style:style style:name="P32" style:family="paragraph" style:parent-style-name="Heading_20_1">
      <style:paragraph-properties fo:break-before="page"/>
      <style:text-properties officeooo:rsid="005b1298" officeooo:paragraph-rsid="0065a11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ac1b" style:font-weight-asian="bold" style:font-weight-complex="bold"/>
    </style:style>
    <style:style style:name="T3" style:family="text">
      <style:text-properties fo:background-color="#f7faff" loext:char-shading-value="0"/>
    </style:style>
    <style:style style:name="T4" style:family="text">
      <style:text-properties officeooo:rsid="0056eb34" fo:background-color="#f7faff" loext:char-shading-value="0"/>
    </style:style>
    <style:style style:name="T5" style:family="text">
      <style:text-properties fo:color="#000080" fo:font-weight="bold" fo:background-color="#f7faff" loext:char-shading-value="0"/>
    </style:style>
    <style:style style:name="T6" style:family="text">
      <style:text-properties fo:color="#000080" style:font-name="DejaVu Sans Mono" fo:font-weight="bold" fo:background-color="#f7faff" loext:char-shading-value="0"/>
    </style:style>
    <style:style style:name="T7" style:family="text">
      <style:text-properties fo:color="#000080" fo:font-style="normal" fo:font-weight="bold" officeooo:rsid="0056eb34" fo:background-color="#f7faff" loext:char-shading-value="0" style:font-style-asian="normal" style:font-style-complex="normal"/>
    </style:style>
    <style:style style:name="T8" style:family="text">
      <style:text-properties fo:color="#660000" fo:background-color="#f7faff" loext:char-shading-value="0"/>
    </style:style>
    <style:style style:name="T9" style:family="text">
      <style:text-properties fo:color="#660000" style:font-name="DejaVu Sans Mono" fo:background-color="#f7faff" loext:char-shading-value="0"/>
    </style:style>
    <style:style style:name="T10" style:family="text">
      <style:text-properties officeooo:rsid="00021444"/>
    </style:style>
    <style:style style:name="T11" style:family="text">
      <style:text-properties fo:color="#0000ff" style:font-name="DejaVu Sans Mono" fo:background-color="#f7faff" loext:char-shading-value="0"/>
    </style:style>
    <style:style style:name="T12" style:family="text">
      <style:text-properties fo:color="#008000" fo:font-weight="bold" fo:background-color="#f7faff" loext:char-shading-value="0"/>
    </style:style>
    <style:style style:name="T13" style:family="text">
      <style:text-properties fo:color="#008000" style:font-name="DejaVu Sans Mono" fo:font-weight="bold" fo:background-color="#f7faff" loext:char-shading-value="0"/>
    </style:style>
    <style:style style:name="T14" style:family="text">
      <style:text-properties style:font-name="DejaVu Sans Mono" fo:background-color="#f7faff" loext:char-shading-value="0"/>
    </style:style>
    <style:style style:name="T15" style:family="text">
      <style:text-properties style:font-name="DejaVu Sans Mono" fo:font-style="italic" fo:background-color="#f7faff" loext:char-shading-value="0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officeooo:rsid="0005ac1b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5503ad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57be6f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476c84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588bb0" style:font-style-asian="normal" style:font-weight-asian="normal" style:font-style-complex="normal" style:font-weight-complex="normal"/>
    </style:style>
    <style:style style:name="T25" style:family="text">
      <style:text-properties fo:font-style="normal" officeooo:rsid="0056eb34" fo:background-color="#f7faff" loext:char-shading-value="0" style:font-style-asian="normal" style:font-style-complex="normal"/>
    </style:style>
    <style:style style:name="T26" style:family="text">
      <style:text-properties officeooo:rsid="00423563"/>
    </style:style>
    <style:style style:name="T27" style:family="text">
      <style:text-properties officeooo:rsid="00476c84"/>
    </style:style>
    <style:style style:name="T28" style:family="text">
      <style:text-properties officeooo:rsid="004c7931"/>
    </style:style>
    <style:style style:name="T29" style:family="text">
      <style:text-properties officeooo:rsid="004e8446"/>
    </style:style>
    <style:style style:name="T30" style:family="text">
      <style:text-properties officeooo:rsid="005503ad"/>
    </style:style>
    <style:style style:name="T31" style:family="text">
      <style:text-properties officeooo:rsid="00576dfe"/>
    </style:style>
    <style:style style:name="T32" style:family="text">
      <style:text-properties officeooo:rsid="00598680"/>
    </style:style>
    <style:style style:name="T33" style:family="text">
      <style:text-properties officeooo:rsid="005ff5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Mario Palacín <text:span text:style-name="T30">(Nota 4), Repetir</text:span></text:h>
      <text:p text:style-name="P1"><text:span text:style-name="T29">Tu programa no funciona</text:span>, no aplicas el algoritmo de búsqueda dicotómica del número</text:p>
      <text:p text:style-name="P1">Si yo he elegido un valor entre 1 y 1024, el programa me tiene que dar el valor medio <text:span text:style-name="T1">512</text:span></text:p>
      <text:p text:style-name="P2">Si yo digo <text:s/>menor, ahora me debe dar el valor medio entre 1 y 512 <text:span text:style-name="T1">256</text:span></text:p>
      <text:p text:style-name="P2">Si ahora <text:s/>digo mayor, me ha de dar el valor medio entre 256 y 512 <text:span text:style-name="T1">384</text:span></text:p>
      <text:p text:style-name="P2">así sucesivamente. Como mucho voy a poder dividir 10 veces el número en mitades (2¹⁰ es 2024), por lo que en 10 veces seguro que lo adivina.</text:p>
      <text:p text:style-name="P3">Además no entiendo por qué <text:s/>estableces la ubicación de los recursos especificados en el action con rutas absolutas, así no va a funcionar nunca en un sistema linux salvo que tengas los ficheros de tu proyecto directamente en la carpeta de /var/www o en la que establezcas en tu DocumentRoot.</text:p>
      <text:p text:style-name="P4">Muy buen detalle que el fichero index sea de extensión html ya que no tiene código php</text:p>
      <text:p text:style-name="P4">Esta estructura </text:p>
      <text:p text:style-name="P17"><text:span text:style-name="T5">switch </text:span><text:span text:style-name="T3">(</text:span><text:span text:style-name="T8">$opcion</text:span><text:span text:style-name="T3">) {</text:span></text:p>
      <text:p text:style-name="P23"><text:span text:style-name="T3"><text:s text:c="4"/></text:span><text:span text:style-name="T6">case </text:span><text:span text:style-name="T13">"o1"</text:span><text:span text:style-name="T14">:</text:span></text:p>
      <text:p text:style-name="P23"><text:span text:style-name="T3"><text:s text:c="8"/></text:span><text:span text:style-name="T9">$max </text:span><text:span text:style-name="T14">= </text:span><text:span text:style-name="T11">1024</text:span><text:span text:style-name="T14">;</text:span></text:p>
      <text:p text:style-name="P23"><text:span text:style-name="T3"><text:s text:c="8"/></text:span><text:span text:style-name="T9">$intentos </text:span><text:span text:style-name="T14">= </text:span><text:span text:style-name="T11">10</text:span><text:span text:style-name="T14">;</text:span></text:p>
      <text:p text:style-name="P23"><text:span text:style-name="T3"><text:s text:c="8"/></text:span><text:span text:style-name="T6">break</text:span><text:span text:style-name="T14">;</text:span></text:p>
      <text:p text:style-name="P23"><text:span text:style-name="T3"><text:s text:c="4"/></text:span><text:span text:style-name="T6">case </text:span><text:span text:style-name="T13">"o2"</text:span><text:span text:style-name="T14">:</text:span></text:p>
      <text:p text:style-name="P23"><text:span text:style-name="T3"><text:s text:c="8"/></text:span><text:span text:style-name="T9">$intentos </text:span><text:span text:style-name="T14">= </text:span><text:span text:style-name="T11">16</text:span><text:span text:style-name="T14">;</text:span></text:p>
      <text:p text:style-name="P23"><text:span text:style-name="T3"><text:s text:c="8"/></text:span><text:span text:style-name="T9">$max </text:span><text:span text:style-name="T14">= </text:span><text:span text:style-name="T11">65365</text:span><text:span text:style-name="T14">;</text:span></text:p>
      <text:p text:style-name="P23"><text:span text:style-name="T3"><text:s text:c="8"/></text:span><text:span text:style-name="T6">break</text:span><text:span text:style-name="T14">;</text:span></text:p>
      <text:p text:style-name="P23"><text:span text:style-name="T3"><text:s text:c="4"/></text:span><text:span text:style-name="T6">case </text:span><text:span text:style-name="T13">"o3"</text:span><text:span text:style-name="T14">:</text:span></text:p>
      <text:p text:style-name="P23"><text:span text:style-name="T3"><text:s text:c="8"/></text:span><text:span text:style-name="T9">$intentos </text:span><text:span text:style-name="T14">= </text:span><text:span text:style-name="T11">20</text:span><text:span text:style-name="T14">;</text:span></text:p>
      <text:p text:style-name="P23"><text:span text:style-name="T3"><text:s text:c="8"/></text:span><text:span text:style-name="T9">$max </text:span><text:span text:style-name="T14">= </text:span><text:span text:style-name="T11">1048576</text:span><text:span text:style-name="T14">;</text:span></text:p>
      <text:p text:style-name="P23"><text:span text:style-name="T3"><text:s text:c="8"/></text:span><text:span text:style-name="T6">break</text:span><text:span text:style-name="T14">;</text:span></text:p>
      <text:p text:style-name="P24">}</text:p>
      <text:p text:style-name="P4">La podrías ahorar (Ver Buenas Prácticas 2).</text:p>
      <text:p text:style-name="P4">Además que no implementas el algoritmo dicotómico (ir obetiendo siempre el valor medio entre los <text:s/>extremos menor y mayor), es incorrecto esta sección</text:p>
      <text:p text:style-name="P17"><text:span text:style-name="T5">switch </text:span><text:span text:style-name="T3">(</text:span><text:span text:style-name="T8">$res</text:span><text:span text:style-name="T3">) {</text:span></text:p>
      <text:p text:style-name="P23"><text:span text:style-name="T3"><text:s text:c="4"/></text:span><text:span text:style-name="T6">case </text:span><text:span text:style-name="T13">"maq"</text:span><text:span text:style-name="T14">:</text:span></text:p>
      <text:p text:style-name="P23"><text:span text:style-name="T3"><text:s text:c="8"/></text:span><text:span text:style-name="T9">$numgen </text:span><text:span text:style-name="T14">= </text:span><text:span text:style-name="T15">rand</text:span><text:span text:style-name="T14">(</text:span><text:span text:style-name="T9">$numgen</text:span><text:span text:style-name="T14">, </text:span><text:span text:style-name="T9">$max</text:span><text:span text:style-name="T14">);</text:span></text:p>
      <text:p text:style-name="P23"><text:span text:style-name="T3"><text:s text:c="8"/></text:span><text:span text:style-name="T6">break</text:span><text:span text:style-name="T14">;</text:span></text:p>
      <text:p text:style-name="P23"><text:span text:style-name="T3"><text:s text:c="4"/></text:span><text:span text:style-name="T6">case </text:span><text:span text:style-name="T13">"meq"</text:span><text:span text:style-name="T14">:</text:span></text:p>
      <text:p text:style-name="P23"><text:span text:style-name="T3"><text:s text:c="8"/></text:span><text:span text:style-name="T9">$max </text:span><text:span text:style-name="T14">= </text:span><text:span text:style-name="T9">$numgen</text:span><text:span text:style-name="T14">;</text:span></text:p>
      <text:p text:style-name="P23"><text:span text:style-name="T3"><text:s text:c="8"/></text:span><text:span text:style-name="T9">$numgen </text:span><text:span text:style-name="T14">= </text:span><text:span text:style-name="T15">rand</text:span><text:span text:style-name="T14">(</text:span><text:span text:style-name="T11">1</text:span><text:span text:style-name="T14">, </text:span><text:span text:style-name="T9">$max</text:span><text:span text:style-name="T14">);</text:span></text:p>
      <text:p text:style-name="P23"><text:span text:style-name="T3"><text:s text:c="8"/></text:span><text:span text:style-name="T6">break</text:span><text:span text:style-name="T14">;</text:span></text:p>
      <text:p text:style-name="P23"><text:span text:style-name="T3"><text:s text:c="4"/></text:span><text:span text:style-name="T6">case </text:span><text:span text:style-name="T13">"igual"</text:span><text:span text:style-name="T14">:</text:span></text:p>
      <text:p text:style-name="P23"><text:span text:style-name="T3"><text:s text:c="8"/></text:span><text:span text:style-name="T6">echo </text:span><text:span text:style-name="T13">"Yeahh he acertado!!"</text:span><text:span text:style-name="T14">;</text:span></text:p>
      <text:p text:style-name="P26"><text:span text:style-name="T3"><text:s text:c="8"/></text:span><text:span text:style-name="T6">break</text:span><text:span text:style-name="T14">;</text:span></text:p>
      <text:p text:style-name="P4">Date cuenta que si me da un número aleatorio 100 por ejemplo y yo digo mayor, luego me da otro, por ejemplo 150 y digo menor, me podría dar un valor inferior a 100</text:p>
      <text:p text:style-name="P22"><text:span text:style-name="T3"><text:s text:c="2"/></text:span><text:span text:style-name="T9">$numgen </text:span><text:span text:style-name="T14">= </text:span><text:span text:style-name="T15">rand</text:span><text:span text:style-name="T14">(</text:span><text:span text:style-name="T11">1</text:span><text:span text:style-name="T14">, </text:span><text:span text:style-name="T9">$max</text:span><text:span text:style-name="T14">);</text:span></text:p>
      <text:p text:style-name="P18"><text:soft-page-break/>Y eso es incorrecto, ya indicaste antes que el número era mayor que 100</text:p>
      <text:p text:style-name="P18">La idea general de tu código es buena, pero no está bien implementado</text:p>
      <text:p text:style-name="P18">Vuelve a entregarlo respetando las buenas prácticas de programación indicadas </text:p>
      <text:p text:style-name="P3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21:55:38.605057756</meta:creation-date>
    <dc:date>2019-12-13T11:37:03.320285842</dc:date>
    <meta:editing-duration>PT3H10M26S</meta:editing-duration>
    <meta:editing-cycles>94</meta:editing-cycles>
    <meta:generator>LibreOffice/6.0.7.3$Linux_X86_64 LibreOffice_project/00m0$Build-3</meta:generator>
    <meta:document-statistic meta:table-count="0" meta:image-count="0" meta:object-count="0" meta:page-count="2" meta:paragraph-count="41" meta:word-count="331" meta:character-count="1940" meta:non-whitespace-character-count="1492"/>
  </office:meta>
</office:document-meta>
</file>